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Overskrift1" style:master-page-name="MP0" style:family="paragraph">
      <style:paragraph-properties fo:break-before="page"/>
      <style:text-properties style:font-name="Times New Roman"/>
    </style:style>
    <style:style style:name="P2" style:parent-style-name="Overskrift2" style:family="paragraph">
      <style:text-properties style:font-name="Times New Roman"/>
    </style:style>
    <style:style style:name="P3" style:parent-style-name="Normal" style:family="paragraph">
      <style:paragraph-properties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line-height="100%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line-height="100%"/>
      <style:text-properties style:font-name="Times New Roman" fo:font-size="12pt" style:font-size-asian="12pt" style:font-size-complex="12pt"/>
    </style:style>
    <style:style style:name="P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1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1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2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3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3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3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3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3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3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3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3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3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3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4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5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6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7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8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8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8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8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8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8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8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87" style:parent-style-name="Normal" style:family="paragraph">
      <style:paragraph-properties fo:line-height="100%"/>
      <style:text-properties style:font-name="Courier New" style:font-name-complex="Courier New" fo:font-size="12pt" style:font-size-asian="12pt" style:font-size-complex="12pt"/>
    </style:style>
    <style:style style:name="P88" style:parent-style-name="Normal" style:family="paragraph">
      <style:paragraph-properties fo:line-height="100%"/>
      <style:text-properties style:font-name="Times New Roman" fo:font-size="12pt" style:font-size-asian="12pt" style:font-size-complex="12pt"/>
    </style:style>
    <style:style style:name="P8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9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9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9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9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9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9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9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9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9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9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10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0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0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0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0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0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0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0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0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0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1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1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1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11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 fo:language="en" fo:country="US"/>
    </style:style>
    <style:style style:name="P11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1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1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1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1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1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2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3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1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2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3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4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5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6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7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8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49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50" style:parent-style-name="Normal" style:family="paragraph">
      <style:paragraph-properties fo:line-height="100%"/>
      <style:text-properties style:font-name="Courier New" style:font-name-complex="Courier New" fo:color="#44546A" fo:font-size="12pt" style:font-size-asian="12pt" style:font-size-complex="12pt"/>
    </style:style>
    <style:style style:name="P151" style:parent-style-name="Normal" style:family="paragraph">
      <style:text-properties fo:color="#44546A"/>
    </style:style>
  </office:automatic-styles>
  <office:body>
    <office:text text:use-soft-page-breaks="true">
      <text:h text:style-name="P1" text:outline-level="1">Bilag 1</text:h>
      <text:h text:style-name="P2" text:outline-level="2">Database</text:h>
      <text:p text:style-name="P3">I dette bilag vil i kunne finde de script til databasen er henholdsvis opretter og indsætter værdier i databasen.<text:s/>Koden er kopieret fra MySQL.<text:s/></text:p>
      <text:p text:style-name="P4"/>
      <text:p text:style-name="P5">Oprettet database:</text:p>
      <text:p text:style-name="P6">drop database if exists fodboldturnering;</text:p>
      <text:p text:style-name="P7">create database fodboldturnering;</text:p>
      <text:p text:style-name="P8">use fodboldturnering;</text:p>
      <text:p text:style-name="P9"/>
      <text:p text:style-name="P10">drop table if exists spiller;</text:p>
      <text:p text:style-name="P11">create table spiller</text:p>
      <text:p text:style-name="P12">(</text:p>
      <text:p text:style-name="P13">fnavn<text:tab/><text:tab/><text:tab/>varchar(20),</text:p>
      <text:p text:style-name="P14">enavn<text:tab/><text:tab/><text:tab/>varchar(20),</text:p>
      <text:p text:style-name="P15">cpr<text:tab/><text:tab/><text:tab/>char(10),</text:p>
      <text:p text:style-name="P16">alder<text:tab/><text:tab/><text:tab/>int,</text:p>
      <text:p text:style-name="P17">antalMål<text:tab/><text:tab/><text:tab/>int,</text:p>
      <text:p text:style-name="P18">antalKampe<text:tab/><text:tab/>int,</text:p>
      <text:p text:style-name="P19">maksMål<text:tab/><text:tab/><text:tab/>int,</text:p>
      <text:p text:style-name="P20">samletPoint<text:tab/><text:tab/>int,</text:p>
      <text:p text:style-name="P21">antalSelvmål<text:tab/><text:tab/>int,</text:p>
      <text:p text:style-name="P22">antaladvarsler<text:s/><text:tab/><text:tab/>int,</text:p>
      <text:p text:style-name="P23">udvisninger<text:tab/><text:tab/>int,</text:p>
      <text:p text:style-name="P24">bedømmelse<text:tab/><text:tab/>int</text:p>
      <text:p text:style-name="P25">)<text:s/></text:p>
      <text:p text:style-name="P26">Engine = InnoDB;</text:p>
      <text:p text:style-name="P27"/>
      <text:p text:style-name="P28">drop table if exists klub;</text:p>
      <text:p text:style-name="P29">create table klub</text:p>
      <text:p text:style-name="P30">(</text:p>
      <text:soft-page-break/>
      <text:p text:style-name="P31">klubNavn<text:tab/><text:tab/><text:tab/>varchar(25),</text:p>
      <text:p text:style-name="P32">adresse<text:tab/><text:tab/><text:tab/>varchar(35),</text:p>
      <text:p text:style-name="P33">sejre<text:tab/><text:tab/><text:tab/>int,</text:p>
      <text:p text:style-name="P34">uafgjorte<text:tab/><text:tab/><text:tab/>int,</text:p>
      <text:p text:style-name="P35">tabte<text:tab/><text:tab/><text:tab/>int,</text:p>
      <text:p text:style-name="P36">pointSum<text:tab/><text:tab/><text:tab/>int,</text:p>
      <text:p text:style-name="P37">antalKampe<text:tab/><text:tab/>int,</text:p>
      <text:p text:style-name="P38">sæsonPlacering<text:tab/><text:tab/>int,</text:p>
      <text:p text:style-name="P39">antalMål<text:tab/><text:tab/><text:tab/>int,</text:p>
      <text:p text:style-name="P40">trænerNavn<text:tab/><text:tab/>varchar(25)</text:p>
      <text:p text:style-name="P41">)</text:p>
      <text:p text:style-name="P42">Engine = InnoDB;</text:p>
      <text:p text:style-name="P43"/>
      <text:p text:style-name="P44">drop table if exists division;</text:p>
      <text:p text:style-name="P45">create table division</text:p>
      <text:p text:style-name="P46">(</text:p>
      <text:p text:style-name="P47">divisionsnummer<text:tab/><text:tab/>int</text:p>
      <text:p text:style-name="P48">)</text:p>
      <text:p text:style-name="P49">Engine = InnoDB;</text:p>
      <text:p text:style-name="P50"/>
      <text:p text:style-name="P51">drop table if exists sæson;</text:p>
      <text:p text:style-name="P52">create table sæson</text:p>
      <text:p text:style-name="P53">(</text:p>
      <text:p text:style-name="P54">periode<text:tab/><text:tab/><text:tab/>varchar(20)</text:p>
      <text:p text:style-name="P55">)</text:p>
      <text:p text:style-name="P56">Engine = InnoDB;</text:p>
      <text:p text:style-name="P57"/>
      <text:p text:style-name="P58">drop table if exists kamprapport;</text:p>
      <text:p text:style-name="P59">create table kamprapport</text:p>
      <text:p text:style-name="P60">(</text:p>
      <text:p text:style-name="P61">spilledag<text:tab/><text:tab/><text:tab/>varchar(20),</text:p>
      <text:soft-page-break/>
      <text:p text:style-name="P62">tidspunkt<text:tab/><text:tab/><text:tab/>varchar(20),</text:p>
      <text:p text:style-name="P63">hjemmehold<text:tab/><text:tab/>varchar(20),</text:p>
      <text:p text:style-name="P64">udehold<text:tab/><text:tab/><text:tab/>varchar(20),</text:p>
      <text:p text:style-name="P65">sted<text:tab/><text:tab/><text:tab/>varchar(20),</text:p>
      <text:p text:style-name="P66">hjemmeMål<text:tab/><text:tab/><text:tab/>int,</text:p>
      <text:p text:style-name="P67">udeMål<text:tab/><text:tab/><text:tab/><text:tab/>int,</text:p>
      <text:p text:style-name="P68">selvmålHjemme<text:tab/><text:tab/><text:tab/>int,</text:p>
      <text:p text:style-name="P69">selvmålUde<text:tab/><text:tab/><text:tab/>int,</text:p>
      <text:p text:style-name="P70">advarslerHjemme<text:tab/><text:tab/><text:tab/>int,</text:p>
      <text:p text:style-name="P71">advarslerUde<text:tab/><text:tab/><text:tab/>int,</text:p>
      <text:p text:style-name="P72">runde<text:tab/><text:tab/><text:tab/><text:tab/>int,</text:p>
      <text:p text:style-name="P73">udvisningerUde<text:tab/><text:tab/><text:tab/>int,</text:p>
      <text:p text:style-name="P74">udvisningerHjemme<text:tab/><text:tab/><text:tab/>int,</text:p>
      <text:p text:style-name="P75">antalTilskuere<text:tab/><text:tab/><text:tab/>int,</text:p>
      <text:p text:style-name="P76">rundenummer<text:tab/><text:tab/><text:tab/>int</text:p>
      <text:p text:style-name="P77">)</text:p>
      <text:p text:style-name="P78">Engine = InnoDB;</text:p>
      <text:p text:style-name="P79"/>
      <text:p text:style-name="P80">drop table if exists dommer;</text:p>
      <text:p text:style-name="P81">create table dommer</text:p>
      <text:p text:style-name="P82">(</text:p>
      <text:p text:style-name="P83">navn<text:tab/><text:tab/><text:tab/><text:tab/>varchar(25),</text:p>
      <text:p text:style-name="P84">bedømmelse<text:tab/><text:tab/><text:tab/>int</text:p>
      <text:p text:style-name="P85">)</text:p>
      <text:p text:style-name="P86">Engine = InnoDB;</text:p>
      <text:p text:style-name="P87"/>
      <text:p text:style-name="P88">Indsatte værdier i databasen:</text:p>
      <text:p text:style-name="P89">use fodboldturnering;</text:p>
      <text:p text:style-name="P90"/>
      <text:p text:style-name="P91">delete from Spiller;</text:p>
      <text:p text:style-name="P92">insert into Spiller</text:p>
      <text:soft-page-break/>
      <text:p text:style-name="P93">values<text:s/></text:p>
      <text:p text:style-name="P94">('0000000001', 'Peter', 'Møller', 0, 0, 0, 0 ,0 ,0, 0, 0, 'Aab');</text:p>
      <text:p text:style-name="P95"/>
      <text:p text:style-name="P96"/>
      <text:p text:style-name="P97">delete from Klub;</text:p>
      <text:p text:style-name="P98">insert into klub</text:p>
      <text:p text:style-name="P99">values<text:s/></text:p>
      <text:p text:style-name="P100">('Aab', null, 0, 0, 0, 0, 0, 0, 0, 'Træner1',1),</text:p>
      <text:p text:style-name="P101">('FC Midtjylland', null, 0, 0, 0, 0, 0, 0, 0, 'Træner2',1),</text:p>
      <text:p text:style-name="P102">('OB', null, 0, 0, 0, 0, 0, 0, 0, 'Træner3',1),</text:p>
      <text:p text:style-name="P103">('FC Nordsjælland', null, 0, 0, 0, 0, 0, 0, 0, 'Træner4',1),</text:p>
      <text:p text:style-name="P104">('FC Vestsjælland', null, 0, 0, 0, 0, 0, 0, 0, 'Træner5',1),</text:p>
      <text:p text:style-name="P105">('FC København', null, 0, 0, 0, 0, 0, 0, 0, 'Træner6',1),</text:p>
      <text:p text:style-name="P106">('Hobro', null, 0, 0, 0, 0, 0, 0, 0, 'Træner7',1),</text:p>
      <text:p text:style-name="P107">('Brøndby IF', null, 0, 0, 0, 0, 0, 0, 0, 'Træner8',1),</text:p>
      <text:p text:style-name="P108">('Esbjerg FB', null, 0, 0, 0, 0, 0, 0, 0, 'Træner9',1),</text:p>
      <text:p text:style-name="P109">('Randers FC', null, 0, 0, 0, 0, 0, 0, 0, 'Træner10',1),</text:p>
      <text:p text:style-name="P110">('Silkeborg', null, <text:s/>0, 0, 0, 0, 0, 0, 0, 'Træner11',1),</text:p>
      <text:p text:style-name="P111">('Sønderjyske', null, 0, 0, 0, 0, 0, 0, 0, 'Træner12',1),</text:p>
      <text:p text:style-name="P112">('AB', null, 0, 0, 0, 0, 0, 0, 0, 'Træner13',1),</text:p>
      <text:p text:style-name="P113">('AC Horsens', null, 0, 0, 0, 0, 0, 0, 0, 'Træner14',1),</text:p>
      <text:p text:style-name="P114">('AGF', null, 0, 0, 0, 0, 0, 0, 0, 'Træner15',1),</text:p>
      <text:p text:style-name="P115">('Brønshøj', null, 0, 0, 0, 0, 0, 0, 0, 'Træner16',1),</text:p>
      <text:p text:style-name="P116">('FC Roskilde', null, 0, 0, 0, 0, 0, 0, 0, 'Træner17',2),</text:p>
      <text:p text:style-name="P117">('Fredericia', null, 0, 0, 0, 0, 0, 0, 0, 'Træner18',2),</text:p>
      <text:p text:style-name="P118">('HB Køge', null, 0, 0, 0, 0, 0, 0, 0, 'Træner19',2),</text:p>
      <text:p text:style-name="P119">('Lyngby', null, 0, 0, 0, 0, 0, 0, 0, 'Træner20',2),</text:p>
      <text:p text:style-name="P120">('Skive', null, 0, 0, 0, 0, 0, 0, 0, 'Træner21',2),</text:p>
      <text:p text:style-name="P121">('Vejle Boldklub', null, 0, 0, 0, 0, 0, 0, 0, 'Træner22',2),</text:p>
      <text:p text:style-name="P122">('Vendsyssel FF', null, 0, 0, 0, 0, 0, 0, 0, 'Træner23',2),</text:p>
      <text:p text:style-name="P123">('Viborg', null, 0, 0, 0, 0, 0, 0, 0, 'Træner24',2),</text:p>
      <text:soft-page-break/>
      <text:p text:style-name="P124">('Brabrand', null, 0, 0, 0, 0, 0, 0, 0, 'Træner25',2),</text:p>
      <text:p text:style-name="P125">('FC Sydvest', null, 0, 0, 0, 0, 0, 0, 0, 'Træner26',2),</text:p>
      <text:p text:style-name="P126">('Jammerbugt FC', null, 0, 0, 0, 0, 0, 0, 0, 'Træner27',2),</text:p>
      <text:p text:style-name="P127">('Kjellerup', null, 0, 0, 0, 0, 0, 0, 0, 'Træner28',2),</text:p>
      <text:p text:style-name="P128">('Kolding B', null, 0, 0, 0, 0, 0, 0, 0, 'Træner29',2),</text:p>
      <text:p text:style-name="P129">('Kolding IF', null, 0, 0, 0, 0, 0, 0, 0, 'Træner30',2),</text:p>
      <text:p text:style-name="P130">('Marienlyst', null, 0, 0, 0, 0, 0, 0, 0, 'Træner31',2),</text:p>
      <text:p text:style-name="P131">('Middelfart', null, 0, 0, 0, 0, 0, 0, 0, 'Træner32',2),</text:p>
      <text:p text:style-name="P132">('Næsby', null, 0, 0, 0, 0, 0, 0, 0, 'Træner33',3),</text:p>
      <text:p text:style-name="P133">('Næstved', null, 0, 0, 0, 0, 0, 0, 0, 'Træner34',3),</text:p>
      <text:p text:style-name="P134">('Obber IGF', null, 0, 0, 0, 0, 0, 0, 0, 'Træner35',3),</text:p>
      <text:p text:style-name="P135">('Ringkøbing', null, 0, 0, 0, 0, 0, 0, 0, 'Træner36',3),</text:p>
      <text:p text:style-name="P136">('Skovbakken', null, 0, 0, 0, 0, 0, 0, 0, 'Træner37',3),</text:p>
      <text:p text:style-name="P137">('Svendborg', null, 0, 0, 0, 0, 0, 0, 0, 'Træner38',3),</text:p>
      <text:p text:style-name="P138">('Thisted', null, 0, 0, 0, 0, 0, 0, 0, 'Træner39',3),</text:p>
      <text:p text:style-name="P139">('Varde', null, 0, 0, 0, 0, 0, 0, 0, 'Træner40',3),</text:p>
      <text:p text:style-name="P140">('Avedøre', null, 0, 0, 0, 0, 0, 0, 0, 'Træner41',3),</text:p>
      <text:p text:style-name="P141">('Frem', null, 0, 0, 0, 0, 0, 0, 0, 'Træner42',3),</text:p>
      <text:p text:style-name="P142">('Fremad Amager', null, 0, 0, 0, 0, 0, 0, 0, 'Træner43',3),</text:p>
      <text:p text:style-name="P143">('Holbæk', null, 0, 0, 0, 0, 0, 0, 0, 'Træner44',3),</text:p>
      <text:p text:style-name="P144">('Hvidovre', null, 0, 0, 0, 0, 0, 0, 0, 'Træner45',3),</text:p>
      <text:p text:style-name="P145">('Nykøbing FC', null, 0, 0, 0, 0, 0, 0, 0, 'Træner46',3),</text:p>
      <text:p text:style-name="P146">('Rishøj', null, 0, 0, 0, 0, 0, 0, 0, 'Træner47',3),</text:p>
      <text:p text:style-name="P147">('Svebølle', null, 0, 0, 0, 0, 0, 0, 0, 'Træner48',3)</text:p>
      <text:p text:style-name="P148">;</text:p>
      <text:p text:style-name="P149"/>
      <text:p text:style-name="P150">select * from Spiller;</text:p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Ingenafstand" style:display-name="Ingen afstand" style:family="paragraph">
      <style:paragraph-properties fo:margin-bottom="0in" fo:line-height="100%"/>
      <style:text-properties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ne Andersen</meta:initial-creator>
    <dc:creator>Stine Andersen</dc:creator>
    <meta:creation-date>2014-12-03T08:29:00Z</meta:creation-date>
    <dc:date>2014-12-04T10:06:00Z</dc:date>
    <meta:template xlink:href="Normal" xlink:type="simple"/>
    <meta:editing-cycles>5</meta:editing-cycles>
    <meta:editing-duration>PT1920S</meta:editing-duration>
    <meta:document-statistic meta:page-count="5" meta:paragraph-count="8" meta:word-count="623" meta:character-count="4421" meta:row-count="31" meta:non-whitespace-character-count="3806"/>
  </office:meta>
</office:document-meta>
</file>